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Item.ServerItem( Item item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Item.getAncestor( int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Item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Item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tem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Item.refresh( boolean keepChan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Item.get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Item.is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Item.sa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Item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Item.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